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963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number-columns-repeated="710" table:default-cell-style-name="ce1"/>
        <table:table-column table:style-name="co2" table:number-columns-repeated="15674" table:default-cell-style-name="ce1"/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20" table:style-name="ce1"/>
          <table:table-cell office:value-type="string" table:style-name="ce1">
            <text:p>"z"</text:p>
          </table:table-cell>
          <table:table-cell table:number-columns-repeated="579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56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3" table:style-name="ce1"/>
          <table:table-cell office:value-type="string" table:style-name="ce1">
            <text:p>"z"</text:p>
          </table:table-cell>
          <table:table-cell table:number-columns-repeated="26" table:style-name="ce1"/>
          <table:table-cell office:value-type="string" table:style-name="ce1">
            <text:p>"y"</text:p>
          </table:table-cell>
          <table:table-cell office:value-type="string" table:style-name="ce1">
            <text:p>"y"</text:p>
          </table:table-cell>
          <table:table-cell office:value-type="string" table:style-name="ce1">
            <text:p>"y"</text:p>
          </table:table-cell>
          <table:table-cell office:value-type="string" table:style-name="ce1">
            <text:p>"y"</text:p>
          </table:table-cell>
          <table:table-cell table:number-columns-repeated="135" table:style-name="ce1"/>
          <table:table-cell office:value-type="string" table:style-name="ce1">
            <text:p>"z"</text:p>
          </table:table-cell>
          <table:table-cell table:number-columns-repeated="491" table:style-name="ce1"/>
          <table:table-cell office:value-type="string" table:style-name="ce1">
            <text:p>c3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c6</text:p>
          </table:table-cell>
          <table:table-cell table:number-columns-repeated="19" table:style-name="ce1"/>
          <table:table-cell office:value-type="string" table:style-name="ce1">
            <text:p>"z"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56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a8</text:p>
          </table:table-cell>
          <table:table-cell table:number-columns-repeated="6" table:style-name="ce1"/>
          <table:table-cell office:value-type="string" table:style-name="ce1">
            <text:p>a3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6</text:p>
          </table:table-cell>
          <table:table-cell table:number-columns-repeated="67" table:style-name="ce1"/>
          <table:table-cell office:value-type="string" table:style-name="ce1">
            <text:p>"z"</text:p>
          </table:table-cell>
          <table:table-cell table:number-columns-repeated="7" table:style-name="ce1"/>
          <table:table-cell office:value-type="string" table:style-name="ce1">
            <text:p>"z"</text:p>
          </table:table-cell>
          <table:table-cell table:number-columns-repeated="11" table:style-name="ce1"/>
          <table:table-cell office:value-type="string" table:style-name="ce1">
            <text:p>"z"</text:p>
          </table:table-cell>
          <table:table-cell table:number-columns-repeated="12" table:style-name="ce1"/>
          <table:table-cell office:value-type="string" table:style-name="ce1">
            <text:p>"z"</text:p>
          </table:table-cell>
          <table:table-cell table:number-columns-repeated="3" table:style-name="ce1"/>
          <table:table-cell office:value-type="string" table:style-name="ce1">
            <text:p>a3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a8</text:p>
          </table:table-cell>
          <table:table-cell table:number-columns-repeated="4" table:style-name="ce1"/>
          <table:table-cell office:value-type="string" table:style-name="ce1">
            <text:p>a3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a8</text:p>
          </table:table-cell>
          <table:table-cell table:number-columns-repeated="67" table:style-name="ce1"/>
          <table:table-cell office:value-type="string" table:style-name="ce1">
            <text:p>"z"</text:p>
          </table:table-cell>
          <table:table-cell table:number-columns-repeated="42" table:style-name="ce1"/>
          <table:table-cell office:value-type="string" table:style-name="ce1">
            <text:p>"z"</text:p>
          </table:table-cell>
          <table:table-cell table:number-columns-repeated="3" table:style-name="ce1"/>
          <table:table-cell office:value-type="string" table:style-name="ce1">
            <text:p>b3</text:p>
          </table:table-cell>
          <table:table-cell office:value-type="string" table:style-name="ce1">
            <text:p>b4</text:p>
          </table:table-cell>
          <table:table-cell office:value-type="string" table:style-name="ce1">
            <text:p>b5</text:p>
          </table:table-cell>
          <table:table-cell office:value-type="string" table:style-name="ce1">
            <text:p>b6</text:p>
          </table:table-cell>
          <table:table-cell office:value-type="string" table:style-name="ce1">
            <text:p>b7</text:p>
          </table:table-cell>
          <table:table-cell office:value-type="string" table:style-name="ce1">
            <text:p>b8</text:p>
          </table:table-cell>
          <table:table-cell table:style-name="ce1"/>
          <table:table-cell office:value-type="string" table:style-name="ce1">
            <text:p>b3</text:p>
          </table:table-cell>
          <table:table-cell office:value-type="string" table:style-name="ce1">
            <text:p>b4</text:p>
          </table:table-cell>
          <table:table-cell office:value-type="string" table:style-name="ce1">
            <text:p>b5</text:p>
          </table:table-cell>
          <table:table-cell office:value-type="string" table:style-name="ce1">
            <text:p>b6</text:p>
          </table:table-cell>
          <table:table-cell table:number-columns-repeated="356" table:style-name="ce1"/>
          <table:table-cell office:value-type="string" table:style-name="ce1">
            <text:p>c3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c6</text:p>
          </table:table-cell>
          <table:table-cell table:number-columns-repeated="63" table:style-name="ce1"/>
          <table:table-cell office:value-type="string" table:style-name="ce1">
            <text:p>"z"</text:p>
          </table:table-cell>
          <table:table-cell table:number-columns-repeated="15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56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31" table:style-name="ce1"/>
          <table:table-cell office:value-type="string" table:style-name="ce1">
            <text:p>a3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6</text:p>
          </table:table-cell>
          <table:table-cell table:number-columns-repeated="4" table:style-name="ce1"/>
          <table:table-cell office:value-type="string" table:style-name="ce1">
            <text:p>a3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6</text:p>
          </table:table-cell>
          <table:table-cell table:number-columns-repeated="3" table:style-name="ce1"/>
          <table:table-cell office:value-type="string" table:style-name="ce1">
            <text:p>"z"</text:p>
          </table:table-cell>
          <table:table-cell table:number-columns-repeated="17" table:style-name="ce1"/>
          <table:table-cell office:value-type="string" table:style-name="ce1">
            <text:p>"z"</text:p>
          </table:table-cell>
          <table:table-cell table:number-columns-repeated="92" table:style-name="ce1"/>
          <table:table-cell office:value-type="string" table:style-name="ce1">
            <text:p>a3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a8</text:p>
          </table:table-cell>
          <table:table-cell table:style-name="ce1"/>
          <table:table-cell office:value-type="string" table:style-name="ce1">
            <text:p>"z"</text:p>
          </table:table-cell>
          <table:table-cell table:number-columns-repeated="2" table:style-name="ce1"/>
          <table:table-cell office:value-type="string" table:style-name="ce1">
            <text:p>a3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a8</text:p>
          </table:table-cell>
          <table:table-cell table:number-columns-repeated="17" table:style-name="ce1"/>
          <table:table-cell office:value-type="string" table:style-name="ce1">
            <text:p>b3</text:p>
          </table:table-cell>
          <table:table-cell office:value-type="string" table:style-name="ce1">
            <text:p>b4</text:p>
          </table:table-cell>
          <table:table-cell office:value-type="string" table:style-name="ce1">
            <text:p>b5</text:p>
          </table:table-cell>
          <table:table-cell office:value-type="string" table:style-name="ce1">
            <text:p>b6</text:p>
          </table:table-cell>
          <table:table-cell table:number-columns-repeated="2" table:style-name="ce1"/>
          <table:table-cell office:value-type="string" table:style-name="ce1">
            <text:p>"z"</text:p>
          </table:table-cell>
          <table:table-cell table:number-columns-repeated="2" table:style-name="ce1"/>
          <table:table-cell office:value-type="string" table:style-name="ce1">
            <text:p>"z"</text:p>
          </table:table-cell>
          <table:table-cell table:number-columns-repeated="6" table:style-name="ce1"/>
          <table:table-cell office:value-type="string" table:style-name="ce1">
            <text:p>b3</text:p>
          </table:table-cell>
          <table:table-cell office:value-type="string" table:style-name="ce1">
            <text:p>b4</text:p>
          </table:table-cell>
          <table:table-cell office:value-type="string" table:style-name="ce1">
            <text:p>b5</text:p>
          </table:table-cell>
          <table:table-cell office:value-type="string" table:style-name="ce1">
            <text:p>b6</text:p>
          </table:table-cell>
          <table:table-cell table:number-columns-repeated="24" table:style-name="ce1"/>
          <table:table-cell office:value-type="string" table:style-name="ce1">
            <text:p>"z"</text:p>
          </table:table-cell>
          <table:table-cell table:number-columns-repeated="3" table:style-name="ce1"/>
          <table:table-cell office:value-type="string" table:style-name="ce1">
            <text:p>b3</text:p>
          </table:table-cell>
          <table:table-cell office:value-type="string" table:style-name="ce1">
            <text:p>b4</text:p>
          </table:table-cell>
          <table:table-cell office:value-type="string" table:style-name="ce1">
            <text:p>b5</text:p>
          </table:table-cell>
          <table:table-cell office:value-type="string" table:style-name="ce1">
            <text:p>b6</text:p>
          </table:table-cell>
          <table:table-cell office:value-type="string" table:style-name="ce1">
            <text:p>b7</text:p>
          </table:table-cell>
          <table:table-cell office:value-type="string" table:style-name="ce1">
            <text:p>b8</text:p>
          </table:table-cell>
          <table:table-cell table:number-columns-repeated="37" table:style-name="ce1"/>
          <table:table-cell office:value-type="string" table:style-name="ce1">
            <text:p>"z"</text:p>
          </table:table-cell>
          <table:table-cell table:number-columns-repeated="15" table:style-name="ce1"/>
          <table:table-cell office:value-type="string" table:style-name="ce1">
            <text:p>"z"</text:p>
          </table:table-cell>
          <table:table-cell table:number-columns-repeated="43" table:style-name="ce1"/>
          <table:table-cell office:value-type="string" table:style-name="ce1">
            <text:p>b3</text:p>
          </table:table-cell>
          <table:table-cell office:value-type="string" table:style-name="ce1">
            <text:p>b4</text:p>
          </table:table-cell>
          <table:table-cell office:value-type="string" table:style-name="ce1">
            <text:p>b5</text:p>
          </table:table-cell>
          <table:table-cell office:value-type="string" table:style-name="ce1">
            <text:p>b6</text:p>
          </table:table-cell>
          <table:table-cell office:value-type="string" table:style-name="ce1">
            <text:p>b7</text:p>
          </table:table-cell>
          <table:table-cell office:value-type="string" table:style-name="ce1">
            <text:p>b8</text:p>
          </table:table-cell>
          <table:table-cell table:number-columns-repeated="4" table:style-name="ce1"/>
          <table:table-cell office:value-type="string" table:style-name="ce1">
            <text:p>"z"</text:p>
          </table:table-cell>
          <table:table-cell table:number-columns-repeated="9" table:style-name="ce1"/>
          <table:table-cell office:value-type="string" table:style-name="ce1">
            <text:p>"y"</text:p>
          </table:table-cell>
          <table:table-cell office:value-type="string" table:style-name="ce1">
            <text:p>"y"</text:p>
          </table:table-cell>
          <table:table-cell office:value-type="string" table:style-name="ce1">
            <text:p>"y"</text:p>
          </table:table-cell>
          <table:table-cell office:value-type="string" table:style-name="ce1">
            <text:p>"y"</text:p>
          </table:table-cell>
          <table:table-cell table:number-columns-repeated="284" table:style-name="ce1"/>
          <table:table-cell office:value-type="string" table:style-name="ce1">
            <text:p>c3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c6</text:p>
          </table:table-cell>
          <table:table-cell office:value-type="string" table:style-name="ce1">
            <text:p>c7</text:p>
          </table:table-cell>
          <table:table-cell office:value-type="string" table:style-name="ce1">
            <text:p>c8</text:p>
          </table:table-cell>
          <table:table-cell office:value-type="string" table:style-name="ce1">
            <text:p>c9</text:p>
          </table:table-cell>
          <table:table-cell office:value-type="string" table:style-name="ce1">
            <text:p>c10</text:p>
          </table:table-cell>
          <table:table-cell office:value-type="string" table:style-name="ce1">
            <text:p>c11</text:p>
          </table:table-cell>
          <table:table-cell office:value-type="string" table:style-name="ce1">
            <text:p>c12</text:p>
          </table:table-cell>
          <table:table-cell table:number-columns-repeated="6" table:style-name="ce1"/>
          <table:table-cell office:value-type="string" table:style-name="ce1">
            <text:p>c3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c6</text:p>
          </table:table-cell>
          <table:table-cell office:value-type="string" table:style-name="ce1">
            <text:p>c7</text:p>
          </table:table-cell>
          <table:table-cell office:value-type="string" table:style-name="ce1">
            <text:p>c8</text:p>
          </table:table-cell>
          <table:table-cell table:number-columns-repeated="29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56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">
            <text:p>"x"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6</text:p>
          </table:table-cell>
          <table:table-cell table:number-columns-repeated="7" table:style-name="ce1"/>
          <table:table-cell office:value-type="string" table:style-name="ce1">
            <text:p>a3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6</text:p>
          </table:table-cell>
          <table:table-cell table:number-columns-repeated="4" table:style-name="ce1"/>
          <table:table-cell office:value-type="string" table:style-name="ce1">
            <text:p>a3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6</text:p>
          </table:table-cell>
          <table:table-cell table:number-columns-repeated="14" table:style-name="ce1"/>
          <table:table-cell office:value-type="string" table:style-name="ce1">
            <text:p>a3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6</text:p>
          </table:table-cell>
          <table:table-cell table:number-columns-repeated="3" table:style-name="ce1"/>
          <table:table-cell office:value-type="string" table:style-name="ce1">
            <text:p>a3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a8</text:p>
          </table:table-cell>
          <table:table-cell table:number-columns-repeated="4" table:style-name="ce1"/>
          <table:table-cell office:value-type="string" table:style-name="ce1">
            <text:p>a3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a8</text:p>
          </table:table-cell>
          <table:table-cell table:number-columns-repeated="4" table:style-name="ce1"/>
          <table:table-cell office:value-type="string" table:style-name="ce1">
            <text:p>a3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a8</text:p>
          </table:table-cell>
          <table:table-cell table:number-columns-repeated="4" table:style-name="ce1"/>
          <table:table-cell office:value-type="string" table:style-name="ce1">
            <text:p>a3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a8</text:p>
          </table:table-cell>
          <table:table-cell table:number-columns-repeated="2" table:style-name="ce1"/>
          <table:table-cell office:value-type="string" table:style-name="ce1">
            <text:p>"z"</text:p>
          </table:table-cell>
          <table:table-cell table:style-name="ce1"/>
          <table:table-cell office:value-type="string" table:style-name="ce1">
            <text:p>a3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a8</text:p>
          </table:table-cell>
          <table:table-cell table:number-columns-repeated="4" table:style-name="ce1"/>
          <table:table-cell office:value-type="string" table:style-name="ce1">
            <text:p>a3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a8</text:p>
          </table:table-cell>
          <table:table-cell table:number-columns-repeated="5" table:style-name="ce1"/>
          <table:table-cell office:value-type="string" table:style-name="ce1">
            <text:p>a3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a8</text:p>
          </table:table-cell>
          <table:table-cell table:number-columns-repeated="13" table:style-name="ce1"/>
          <table:table-cell office:value-type="string" table:style-name="ce1">
            <text:p>"z"</text:p>
          </table:table-cell>
          <table:table-cell table:number-columns-repeated="6" table:style-name="ce1"/>
          <table:table-cell office:value-type="string" table:style-name="ce1">
            <text:p>a3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a8</text:p>
          </table:table-cell>
          <table:table-cell table:number-columns-repeated="2" table:style-name="ce1"/>
          <table:table-cell office:value-type="string" table:style-name="ce1">
            <text:p>"z"</text:p>
          </table:table-cell>
          <table:table-cell table:style-name="ce1"/>
          <table:table-cell office:value-type="string" table:style-name="ce1">
            <text:p>a3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a8</text:p>
          </table:table-cell>
          <table:table-cell table:style-name="ce1"/>
          <table:table-cell office:value-type="string" table:style-name="ce1">
            <text:p>"z"</text:p>
          </table:table-cell>
          <table:table-cell table:number-columns-repeated="21" table:style-name="ce1"/>
          <table:table-cell office:value-type="string" table:style-name="ce1">
            <text:p>a3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a8</text:p>
          </table:table-cell>
          <table:table-cell table:style-name="ce1"/>
          <table:table-cell office:value-type="string" table:style-name="ce1">
            <text:p>"z"</text:p>
          </table:table-cell>
          <table:table-cell table:number-columns-repeated="26" table:style-name="ce1"/>
          <table:table-cell office:value-type="string" table:style-name="ce1">
            <text:p>b3</text:p>
          </table:table-cell>
          <table:table-cell office:value-type="string" table:style-name="ce1">
            <text:p>b4</text:p>
          </table:table-cell>
          <table:table-cell office:value-type="string" table:style-name="ce1">
            <text:p>b5</text:p>
          </table:table-cell>
          <table:table-cell office:value-type="string" table:style-name="ce1">
            <text:p>b6</text:p>
          </table:table-cell>
          <table:table-cell table:number-columns-repeated="30" table:style-name="ce1"/>
          <table:table-cell office:value-type="string" table:style-name="ce1">
            <text:p>b3</text:p>
          </table:table-cell>
          <table:table-cell office:value-type="string" table:style-name="ce1">
            <text:p>b4</text:p>
          </table:table-cell>
          <table:table-cell office:value-type="string" table:style-name="ce1">
            <text:p>b5</text:p>
          </table:table-cell>
          <table:table-cell office:value-type="string" table:style-name="ce1">
            <text:p>b6</text:p>
          </table:table-cell>
          <table:table-cell table:number-columns-repeated="15" table:style-name="ce1"/>
          <table:table-cell office:value-type="string" table:style-name="ce1">
            <text:p>b3</text:p>
          </table:table-cell>
          <table:table-cell office:value-type="string" table:style-name="ce1">
            <text:p>b4</text:p>
          </table:table-cell>
          <table:table-cell office:value-type="string" table:style-name="ce1">
            <text:p>b5</text:p>
          </table:table-cell>
          <table:table-cell office:value-type="string" table:style-name="ce1">
            <text:p>b6</text:p>
          </table:table-cell>
          <table:table-cell office:value-type="string" table:style-name="ce1">
            <text:p>b7</text:p>
          </table:table-cell>
          <table:table-cell office:value-type="string" table:style-name="ce1">
            <text:p>b8</text:p>
          </table:table-cell>
          <table:table-cell table:number-columns-repeated="55" table:style-name="ce1"/>
          <table:table-cell office:value-type="string" table:style-name="ce1">
            <text:p>b3</text:p>
          </table:table-cell>
          <table:table-cell table:number-columns-repeated="12" table:style-name="ce1"/>
          <table:table-cell office:value-type="string" table:style-name="ce1">
            <text:p>"z"</text:p>
          </table:table-cell>
          <table:table-cell table:number-columns-repeated="18" table:style-name="ce1"/>
          <table:table-cell office:value-type="string" table:style-name="ce1">
            <text:p>"z"</text:p>
          </table:table-cell>
          <table:table-cell table:number-columns-repeated="215" table:style-name="ce1"/>
          <table:table-cell office:value-type="string" table:style-name="ce1">
            <text:p>"z"</text:p>
          </table:table-cell>
          <table:table-cell office:value-type="string" table:style-name="ce1">
            <text:p>"z"</text:p>
          </table:table-cell>
          <table:table-cell office:value-type="string" table:style-name="ce1">
            <text:p>"z"</text:p>
          </table:table-cell>
          <table:table-cell office:value-type="string" table:style-name="ce1">
            <text:p>"z"</text:p>
          </table:table-cell>
          <table:table-cell office:value-type="string" table:style-name="ce1">
            <text:p>"z"</text:p>
          </table:table-cell>
          <table:table-cell table:number-columns-repeated="4" table:style-name="ce1"/>
          <table:table-cell office:value-type="string" table:style-name="ce1">
            <text:p>"y"</text:p>
          </table:table-cell>
          <table:table-cell office:value-type="string" table:style-name="ce1">
            <text:p>"y"</text:p>
          </table:table-cell>
          <table:table-cell office:value-type="string" table:style-name="ce1">
            <text:p>"y"</text:p>
          </table:table-cell>
          <table:table-cell office:value-type="string" table:style-name="ce1">
            <text:p>"y"</text:p>
          </table:table-cell>
          <table:table-cell office:value-type="string" table:style-name="ce1">
            <text:p>"y"</text:p>
          </table:table-cell>
          <table:table-cell office:value-type="string" table:style-name="ce1">
            <text:p>"y"</text:p>
          </table:table-cell>
          <table:table-cell table:number-columns-repeated="24" table:style-name="ce1"/>
          <table:table-cell office:value-type="string" table:style-name="ce1">
            <text:p>c3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c6</text:p>
          </table:table-cell>
          <table:table-cell table:number-columns-repeated="6" table:style-name="ce1"/>
          <table:table-cell office:value-type="string" table:style-name="ce1">
            <text:p>c3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c6</text:p>
          </table:table-cell>
          <table:table-cell table:number-columns-repeated="46" table:style-name="ce1"/>
          <table:table-cell office:value-type="string" table:style-name="ce1">
            <text:p>"y"</text:p>
          </table:table-cell>
          <table:table-cell office:value-type="string" table:style-name="ce1">
            <text:p>"y"</text:p>
          </table:table-cell>
          <table:table-cell office:value-type="string" table:style-name="ce1">
            <text:p>"y"</text:p>
          </table:table-cell>
          <table:table-cell office:value-type="string" table:style-name="ce1">
            <text:p>"y"</text:p>
          </table:table-cell>
          <table:table-cell table:number-columns-repeated="10" table:style-name="ce1"/>
          <table:table-cell office:value-type="string" table:style-name="ce1">
            <text:p>c3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c6</text:p>
          </table:table-cell>
          <table:table-cell office:value-type="string" table:style-name="ce1">
            <text:p>c7</text:p>
          </table:table-cell>
          <table:table-cell office:value-type="string" table:style-name="ce1">
            <text:p>c8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56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" table:style-name="ce1"/>
          <table:table-cell office:value-type="string" table:style-name="ce1">
            <text:p>"y"</text:p>
          </table:table-cell>
          <table:table-cell office:value-type="string" table:style-name="ce1">
            <text:p>"y"</text:p>
          </table:table-cell>
          <table:table-cell office:value-type="string" table:style-name="ce1">
            <text:p>"y"</text:p>
          </table:table-cell>
          <table:table-cell office:value-type="string" table:style-name="ce1">
            <text:p>"y"</text:p>
          </table:table-cell>
          <table:table-cell table:number-columns-repeated="39" table:style-name="ce1"/>
          <table:table-cell office:value-type="string" table:style-name="ce1">
            <text:p>"z"</text:p>
          </table:table-cell>
          <table:table-cell table:number-columns-repeated="19" table:style-name="ce1"/>
          <table:table-cell office:value-type="string" table:style-name="ce1">
            <text:p>"z"</text:p>
          </table:table-cell>
          <table:table-cell table:number-columns-repeated="18" table:style-name="ce1"/>
          <table:table-cell office:value-type="string" table:style-name="ce1">
            <text:p>"z"</text:p>
          </table:table-cell>
          <table:table-cell table:number-columns-repeated="9" table:style-name="ce1"/>
          <table:table-cell office:value-type="string" table:style-name="ce1">
            <text:p>"z"</text:p>
          </table:table-cell>
          <table:table-cell table:number-columns-repeated="146" table:style-name="ce1"/>
          <table:table-cell office:value-type="string" table:style-name="ce1">
            <text:p>"z"</text:p>
          </table:table-cell>
          <table:table-cell table:number-columns-repeated="77" table:style-name="ce1"/>
          <table:table-cell office:value-type="string" table:style-name="ce1">
            <text:p>"y"</text:p>
          </table:table-cell>
          <table:table-cell office:value-type="string" table:style-name="ce1">
            <text:p>"y"</text:p>
          </table:table-cell>
          <table:table-cell office:value-type="string" table:style-name="ce1">
            <text:p>"y"</text:p>
          </table:table-cell>
          <table:table-cell office:value-type="string" table:style-name="ce1">
            <text:p>"y"</text:p>
          </table:table-cell>
          <table:table-cell table:style-name="ce1"/>
          <table:table-cell office:value-type="string" table:style-name="ce1">
            <text:p>"z"</text:p>
          </table:table-cell>
          <table:table-cell table:number-columns-repeated="13" table:style-name="ce1"/>
          <table:table-cell office:value-type="string" table:style-name="ce1">
            <text:p>"y"</text:p>
          </table:table-cell>
          <table:table-cell office:value-type="string" table:style-name="ce1">
            <text:p>"y"</text:p>
          </table:table-cell>
          <table:table-cell office:value-type="string" table:style-name="ce1">
            <text:p>"y"</text:p>
          </table:table-cell>
          <table:table-cell office:value-type="string" table:style-name="ce1">
            <text:p>"y"</text:p>
          </table:table-cell>
          <table:table-cell table:number-columns-repeated="323" table:style-name="ce1"/>
          <table:table-cell office:value-type="string" table:style-name="ce1">
            <text:p>"y"</text:p>
          </table:table-cell>
          <table:table-cell office:value-type="string" table:style-name="ce1">
            <text:p>"y"</text:p>
          </table:table-cell>
          <table:table-cell office:value-type="string" table:style-name="ce1">
            <text:p>"y"</text:p>
          </table:table-cell>
          <table:table-cell office:value-type="string" table:style-name="ce1">
            <text:p>"y"</text:p>
          </table:table-cell>
          <table:table-cell table:number-columns-repeated="16" table:style-name="ce1"/>
          <table:table-cell office:value-type="string" table:style-name="ce1">
            <text:p>"r"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56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2" table:style-name="ce1"/>
          <table:table-cell office:value-type="string" table:style-name="ce1">
            <text:p>"z"</text:p>
          </table:table-cell>
          <table:table-cell table:number-columns-repeated="10" table:style-name="ce1"/>
          <table:table-cell office:value-type="string" table:style-name="ce1">
            <text:p>"z"</text:p>
          </table:table-cell>
          <table:table-cell office:value-type="string" table:style-name="ce1">
            <text:p>"z"</text:p>
          </table:table-cell>
          <table:table-cell office:value-type="string" table:style-name="ce1">
            <text:p>"z"</text:p>
          </table:table-cell>
          <table:table-cell table:number-columns-repeated="22" table:style-name="ce1"/>
          <table:table-cell office:value-type="string" table:style-name="ce1">
            <text:p>"z"</text:p>
          </table:table-cell>
          <table:table-cell office:value-type="string" table:style-name="ce1">
            <text:p>"z"</text:p>
          </table:table-cell>
          <table:table-cell table:number-columns-repeated="650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56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5674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Valentin</meta:initial-creator>
    <dc:creator>Valentin</dc:creator>
    <meta:creation-date>2014-04-17T14:13:15Z</meta:creation-date>
    <dc:date>2014-04-18T11:17:51Z</dc:date>
    <meta:editing-cycles>2</meta:editing-cycles>
    <meta:editing-duration>PT733S</meta:editing-duration>
  </office:meta>
</office:document-meta>
</file>